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0476b1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476b1f" officeooo:paragraph-rsid="00476b1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466de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094712" officeooo:paragraph-rsid="004b2bcf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0e2b9b" officeooo:paragraph-rsid="004b2bcf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0e47ae" officeooo:paragraph-rsid="004c93db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officeooo:rsid="005eee96" officeooo:paragraph-rsid="004b2bcf"/>
    </style:style>
    <style:style style:name="P17" style:family="paragraph" style:parent-style-name="Table_20_Contents">
      <style:text-properties style:font-name="Courier New" fo:font-size="11pt" officeooo:rsid="0005cecd" officeooo:paragraph-rsid="004b2bcf" style:font-size-asian="11pt" style:font-size-complex="11pt"/>
    </style:style>
    <style:style style:name="P18" style:family="paragraph" style:parent-style-name="Table_20_Contents">
      <style:text-properties style:font-name="Courier New" fo:font-size="11pt" officeooo:rsid="00094712" officeooo:paragraph-rsid="004b2bcf" style:font-size-asian="11pt" style:font-size-complex="11pt"/>
    </style:style>
    <style:style style:name="P19" style:family="paragraph" style:parent-style-name="Table_20_Contents">
      <style:text-properties style:font-name="Courier New" fo:font-size="11pt" officeooo:rsid="000e2b9b" officeooo:paragraph-rsid="004b2bcf" style:font-size-asian="11pt" style:font-size-complex="11pt"/>
    </style:style>
    <style:style style:name="P20" style:family="paragraph" style:parent-style-name="Table_20_Contents">
      <style:text-properties style:font-name="Courier New" fo:font-size="12pt" officeooo:rsid="0005cecd" officeooo:paragraph-rsid="004b2bcf" style:font-size-asian="12pt" style:font-size-complex="12pt"/>
    </style:style>
    <style:style style:name="P21" style:family="paragraph" style:parent-style-name="Table_20_Contents">
      <style:text-properties style:font-name="Courier New" fo:font-size="12pt" officeooo:rsid="000e2b9b" officeooo:paragraph-rsid="004b2bcf" style:font-size-asian="12pt" style:font-size-complex="12pt"/>
    </style:style>
    <style:style style:name="P22" style:family="paragraph" style:parent-style-name="Table_20_Contents">
      <style:text-properties style:font-name="Courier New" fo:font-size="12pt" officeooo:rsid="004b2bcf" officeooo:paragraph-rsid="004b2bcf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05cecd" officeooo:paragraph-rsid="004c93db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0e2b9b" officeooo:paragraph-rsid="004b2bcf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officeooo:rsid="000e47ae" officeooo:paragraph-rsid="004b2bcf"/>
    </style:style>
    <style:style style:name="P26" style:family="paragraph" style:parent-style-name="Table_20_Contents">
      <style:text-properties officeooo:rsid="004b2bcf" officeooo:paragraph-rsid="004b2bcf"/>
    </style:style>
    <style:style style:name="P27" style:family="paragraph" style:parent-style-name="Table_20_Contents">
      <style:text-properties fo:font-size="12pt" officeooo:rsid="004b2bcf" officeooo:paragraph-rsid="004b2bcf" style:font-size-asian="12pt" style:font-size-complex="12pt"/>
    </style:style>
    <style:style style:name="P28" style:family="paragraph" style:parent-style-name="Table_20_Contents">
      <style:text-properties fo:font-size="12pt" officeooo:rsid="004b2bcf" officeooo:paragraph-rsid="004c93db" style:font-size-asian="12pt" style:font-size-complex="12pt"/>
    </style:style>
    <style:style style:name="P29" style:family="paragraph" style:parent-style-name="Table_20_Contents">
      <style:text-properties fo:font-size="12pt" officeooo:rsid="00094712" officeooo:paragraph-rsid="004c93db" style:font-size-asian="12pt" style:font-size-complex="12pt"/>
    </style:style>
    <style:style style:name="P30" style:family="paragraph" style:parent-style-name="Table_20_Contents">
      <style:text-properties fo:font-size="12pt" officeooo:rsid="000e2b9b" officeooo:paragraph-rsid="004b2bcf" style:font-size-asian="12pt" style:font-size-complex="12pt"/>
    </style:style>
    <style:style style:name="P31" style:family="paragraph" style:parent-style-name="Table_20_Contents">
      <style:text-properties fo:font-size="12pt" officeooo:rsid="000e2b9b" officeooo:paragraph-rsid="004c93db" style:font-size-asian="12pt" style:font-size-complex="12pt"/>
    </style:style>
    <style:style style:name="P32" style:family="paragraph" style:parent-style-name="Table_20_Contents">
      <style:text-properties fo:font-size="12pt" officeooo:rsid="000e47ae" officeooo:paragraph-rsid="004b2bcf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0e47ae" officeooo:paragraph-rsid="004b2bcf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00e47ae" officeooo:paragraph-rsid="004c93db" style:font-size-asian="12pt" style:font-size-complex="12pt"/>
    </style:style>
    <style:style style:name="P35" style:family="paragraph" style:parent-style-name="Table_20_Contents">
      <style:text-properties fo:font-size="12pt" officeooo:rsid="000e47ae" officeooo:paragraph-rsid="004c93db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0e47ae" officeooo:paragraph-rsid="004b2bcf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0e47ae" officeooo:paragraph-rsid="004c93d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04871c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04b2bcf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0f65e" officeooo:paragraph-rsid="00476b1f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786b" officeooo:paragraph-rsid="004c93d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93db" officeooo:paragraph-rsid="004c93db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04c93db" officeooo:paragraph-rsid="004c93db" style:font-size-asian="12pt" style:font-weight-asian="normal" style:font-size-complex="12pt" style:font-weight-complex="normal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1" fo:font-size="12pt" officeooo:rsid="0058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76b1f" style:font-weight-asian="bold" style:font-weight-complex="bold"/>
    </style:style>
    <style:style style:name="T6" style:family="text">
      <style:text-properties officeooo:rsid="0118ee2a"/>
    </style:style>
    <style:style style:name="T7" style:family="text">
      <style:text-properties officeooo:rsid="00840c47"/>
    </style:style>
    <style:style style:name="T8" style:family="text">
      <style:text-properties style:font-name="Liberation Serif" fo:font-weight="normal" officeooo:rsid="004c93db" style:font-weight-asian="normal" style:font-weight-complex="normal"/>
    </style:style>
    <style:style style:name="T9" style:family="text">
      <style:text-properties style:font-name="Liberation Serif" officeooo:rsid="0040f65e"/>
    </style:style>
    <style:style style:name="T10" style:family="text">
      <style:text-properties officeooo:rsid="004871c4"/>
    </style:style>
    <style:style style:name="T11" style:family="text">
      <style:text-properties officeooo:rsid="00094712"/>
    </style:style>
    <style:style style:name="T12" style:family="text">
      <style:text-properties officeooo:rsid="000e2b9b"/>
    </style:style>
    <style:style style:name="T13" style:family="text">
      <style:text-properties officeooo:rsid="000e47ae"/>
    </style:style>
    <style:style style:name="T14" style:family="text">
      <style:text-properties officeooo:rsid="004b2bcf"/>
    </style:style>
    <style:style style:name="T15" style:family="text">
      <style:text-properties officeooo:rsid="004bd98a"/>
    </style:style>
    <style:style style:name="T16" style:family="text">
      <style:text-properties officeooo:rsid="004c93db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6">a) </text:span></text:p>
      <text:p text:style-name="P28">Algorithmus: </text:p>
      <text:p text:style-name="P27"><text:span text:style-name="T11">Speichere den Wert des ersten Elements in einer Variablen.</text:span></text:p>
      <text:p text:style-name="P29">Setze dann das erste Element auf den Wert des letzten Elements, </text:p>
      <text:p text:style-name="P29">und dann das letzte Element auf den Wert der Variablen.</text:p>
      <text:p text:style-name="P13"/>
      <text:p text:style-name="P20">public void erstesLetztes()</text:p>
      <text:p text:style-name="P20">{</text:p>
      <text:p text:style-name="P20"><text:s text:c="3"/>int temp;</text:p>
      <text:p text:style-name="P20"><text:s text:c="3"/>temp = liste[0];</text:p>
      <text:p text:style-name="P20"><text:s text:c="3"/>liste[0<text:span text:style-name="T10">] </text:span>= <text:span text:style-name="T10">l</text:span>iste[liste.length - 1];</text:p>
      <text:p text:style-name="P20"><text:s text:c="3"/>liste[liste.length – 1] = <text:span text:style-name="T10">t</text:span>emp;</text:p>
      <text:p text:style-name="P23">}</text:p>
      <text:p text:style-name="P23"><text:span text:style-name="T9"/></text:p>
      <text:p text:style-name="P31"><text:span text:style-name="T16">b) <text:s/></text:span></text:p>
      <text:p text:style-name="P31"><text:span text:style-name="T16">Algorithmus:</text:span></text:p>
      <text:p text:style-name="P30"><text:span text:style-name="T14">Wiederhole</text:span> vom Anfang bis zur Mitte de<text:span text:style-name="T10">s Arrays, mit i als Index:</text:span></text:p>
      <text:p text:style-name="P30"><text:s text:c="6"/>Vertausche das i-te <text:span text:style-name="T10">Element <text:s/></text:span>mit dem i-t <text:span text:style-name="T10">letzten</text:span> Element</text:p>
      <text:p text:style-name="P30"><text:s text:c="6"/>Zum Vertauschen <text:span text:style-name="T10">nutze eine</text:span> Variable <text:span text:style-name="T10">(</text:span>wie bei Aufg. <text:span text:style-name="T14">a</text:span>)</text:p>
      <text:p text:style-name="P30"/>
      <text:p text:style-name="P14"><text:span text:style-name="T15">Hinweis: </text:span>bei ungerader <text:span text:style-name="T16">Anzahl wird das mittlere Element nicht berührt.</text:span></text:p>
      <text:p text:style-name="P38"/>
      <text:p text:style-name="P21"><text:span text:style-name="T14">p</text:span>ublic void reihenfolgeUmdrehen()</text:p>
      <text:p text:style-name="P22">{</text:p>
      <text:p text:style-name="P21"><text:s text:c="3"/>int i, temp;</text:p>
      <text:p text:style-name="P21"><text:s text:c="3"/>for (i = 0; i &lt; liste.length / 2; i++)</text:p>
      <text:p text:style-name="P21"><text:s text:c="3"/>{</text:p>
      <text:p text:style-name="P21"><text:s text:c="6"/>temp = liste[i];</text:p>
      <text:p text:style-name="P21"><text:s text:c="6"/>liste[i] = liste[liste.length - i - 1];</text:p>
      <text:p text:style-name="P21"><text:s text:c="6"/>liste[liste.length - i - 1] = temp;</text:p>
      <text:p text:style-name="P21"><text:s text:c="3"/>}</text:p>
      <text:p text:style-name="P24">}</text:p>
      <text:p text:style-name="P27"/>
      <text:p text:style-name="P28"><text:span text:style-name="T16">c) <text:s/></text:span></text:p>
      <text:p text:style-name="P28">Algorithmus:</text:p>
      <text:p text:style-name="P32">Speichere das erste Element in einer Variablen.</text:p>
      <text:p text:style-name="P30"><text:span text:style-name="T14">Wiederhole vom ersten</text:span> <text:span text:style-name="T13">bis zum vorletzten Element:</text:span></text:p>
      <text:p text:style-name="P32"><text:s text:c="5"/><text:span text:style-name="T16">Setze das aktuelle Element auf den Wert seines Nachfolgers</text:span></text:p>
      <text:p text:style-name="P33"><text:span text:style-name="T8"/></text:p>
      <text:p text:style-name="P33"><text:span text:style-name="T8">Nach der Schleife setze das letzte Element auf den Wert der Variablen.</text:span></text:p>
      <text:p text:style-name="P33"><text:span text:style-name="T8"/></text:p>
      <text:p text:style-name="P36">public void schiebeLinks()</text:p>
      <text:p text:style-name="P36">{</text:p>
      <text:p text:style-name="P36"><text:s text:c="3"/>int i, temp;</text:p>
      <text:p text:style-name="P36"><text:s text:c="3"/>temp = liste[0];</text:p>
      <text:p text:style-name="P36"><text:s text:c="3"/>for (i = 0; i &lt; liste.length - 1; i++)</text:p>
      <text:p text:style-name="P36"><text:s text:c="3"/>{</text:p>
      <text:p text:style-name="P36"><text:s text:c="6"/>liste[i] = liste[i+1];</text:p>
      <text:p text:style-name="P36"><text:s text:c="3"/>}</text:p>
      <text:p text:style-name="P36"><text:s text:c="3"/>liste[liste.length - 1] = temp;</text:p>
      <text:p text:style-name="P36">}</text:p>
      <text:p text:style-name="P39"/>
      <text:p text:style-name="P45">d)</text:p>
      <text:p text:style-name="P43">Algorithmus:</text:p>
      <text:p text:style-name="P35">Speichere das <text:span text:style-name="T16">letzte</text:span> Element in einer Variablen.</text:p>
      <text:p text:style-name="P31"><text:span text:style-name="T14">Wiederhole vom letzten</text:span> <text:span text:style-name="T13">bis zum zweiten Element (rückwärts):</text:span></text:p>
      <text:p text:style-name="P35"><text:s text:c="5"/><text:span text:style-name="T16">Setze das aktuelle Element auf den Wert seines Vorgängers</text:span></text:p>
      <text:p text:style-name="P34"><text:span text:style-name="T8"/></text:p>
      <text:p text:style-name="P34"><text:span text:style-name="T8">Nach der Schleife setze das erste Element auf den Wert der Variablen.</text:span></text:p>
      <text:p text:style-name="P15"><text:span text:style-name="T8"/></text:p>
      <text:p text:style-name="P37"><text:span text:style-name="T16">public void schiebeRechts()</text:span></text:p>
      <text:p text:style-name="P37">{</text:p>
      <text:p text:style-name="P37"><text:s text:c="3"/>int i, temp;</text:p>
      <text:p text:style-name="P37"><text:s text:c="3"/>temp = liste[liste.length-1];</text:p>
      <text:p text:style-name="P37"><text:s text:c="3"/>for (i = liste.length-1; i &gt; 0; i--)</text:p>
      <text:p text:style-name="P37"><text:s text:c="3"/>{</text:p>
      <text:p text:style-name="P37"><text:s text:c="6"/>liste[i] = liste[i-1];</text:p>
      <text:p text:style-name="P37"><text:s text:c="3"/>}</text:p>
      <text:p text:style-name="P37"><text:s text:c="3"/>liste[0] = temp;</text:p>
      <text:p text:style-name="P37">}</text:p>
      <text:p text:style-name="P15"><text:span text:style-name="T8"/></text:p>
      <text:p text:style-name="P4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12"><draw:frame text:anchor-type="paragraph" draw:z-index="0" draw:name="Form1" draw:style-name="gr1" draw:text-style-name="P46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/text:p>
      <text:p text:style-name="P11">Freigegeben unter <text:a xlink:type="simple" xlink:href="https://creativecommons.org/licenses/by-nc-sa/4.0/" text:style-name="Internet_20_link" text:visited-style-name="Visited_20_Internet_20_Link">CC BY-NC-SA 4.0</text:a>, <text:span text:style-name="T6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4871c4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lemente verschieben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20:30:04.602000000</dc:date>
    <meta:editing-duration>PT4H42M10S</meta:editing-duration>
    <meta:editing-cycles>50</meta:editing-cycles>
    <meta:generator>LibreOffice/6.2.5.2$Windows_X86_64 LibreOffice_project/1ec314fa52f458adc18c4f025c545a4e8b22c159</meta:generator>
    <meta:document-statistic meta:table-count="2" meta:image-count="0" meta:object-count="0" meta:page-count="2" meta:paragraph-count="68" meta:word-count="290" meta:character-count="1828" meta:non-whitespace-character-count="1483"/>
  </office:meta>
</office:document-meta>
</file>